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25pt" fo:font-weight="bold" fo:font-family="sans-serif" style:font-family-asian="sans-serif" style:font-family-complex="sans-serif"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4.00pt" fo:font-weight="bold" fo:font-family="'Liberation Serif'" style:font-family-asian="'Liberation Serif'" style:font-family-complex="'Liberation Serif'"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4.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bold" fo:font-family="'Liberation Serif'" style:font-family-asian="'Liberation Serif'" style:font-family-complex="'Liberation Serif'"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4.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4.00pt" fo:font-weight="bold"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4.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bold"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Liberation Serif'" style:font-family-asian="'Liberation Serif'" style:font-family-complex="'Liberation Serif'" fo:background-color="transparent" style:use-window-font-color="true"/>
    </style:style>
    <style:style style:name="T37" style:family="text">
      <style:text-properties fo:font-size="14.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4.00pt" fo:font-weight="bold"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4.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bold" fo:font-family="'Liberation Serif'" style:font-family-asian="'Liberation Serif'" style:font-family-complex="'Liberation Serif'"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7.00pt" fo:margin-bottom="6.00pt"/>
    </style:style>
    <style:style style:name="P3" style:family="paragraph">
      <style:paragraph-properties fo:line-height="100.00%" fo:text-align="left" fo:margin-top="6.00pt" fo:margin-bottom="6.00pt"/>
    </style:style>
    <text:list-style style:name="L4">
      <text:list-level-style-bullet text:level="1" text:bullet-char="•">
        <style:list-level-properties text:space-before="21.2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bottom="7.00pt"/>
    </style:style>
    <style:style style:name="P6" style:family="paragraph">
      <style:paragraph-properties fo:line-height="100.00%" fo:text-align="left" fo:margin-top="7.00pt" fo:margin-bottom="6.00pt"/>
    </style:style>
    <style:style style:name="P7" style:family="paragraph">
      <style:paragraph-properties fo:line-height="100.00%" fo:text-align="left" fo:margin-top="6.00pt" fo:margin-bottom="6.00pt"/>
    </style:style>
    <text:list-style style:name="L8">
      <text:list-level-style-bullet text:level="1" text:bullet-char="•">
        <style:list-level-properties text:space-before="21.20pt" text:min-label-width="14.15pt"/>
        <style:text-properties fo:font-family="Symbol"/>
      </text:list-level-style-bullet>
    </text:list-style>
    <style:style style:name="P8" style:family="paragraph">
      <style:paragraph-properties fo:line-height="115.00%" fo:text-align="left" fo:margin-bottom="7.00pt"/>
    </style:style>
    <style:style style:name="P9" style:family="paragraph">
      <style:paragraph-properties fo:line-height="100.00%" fo:text-align="left" fo:margin-left="56.70pt" fo:text-indent="0.00pt"/>
    </style:style>
    <text:list-style style:name="L10">
      <text:list-level-style-bullet text:level="1" text:bullet-char="•">
        <style:list-level-properties text:space-before="21.20pt" text:min-label-width="14.15pt"/>
        <style:text-properties fo:font-family="Symbol"/>
      </text:list-level-style-bullet>
    </text:list-style>
    <style:style style:name="P10" style:family="paragraph">
      <style:paragraph-properties fo:line-height="115.00%" fo:text-align="left" fo:margin-bottom="7.00pt"/>
    </style:style>
    <style:style style:name="P11" style:family="paragraph">
      <style:paragraph-properties fo:line-height="100.00%" fo:text-align="left" fo:margin-top="7.00pt" fo:margin-bottom="6.00pt"/>
    </style:style>
    <style:style style:name="P12" style:family="paragraph">
      <style:paragraph-properties fo:line-height="100.00%" fo:text-align="left" fo:margin-top="6.00pt" fo:margin-bottom="6.00pt"/>
    </style:style>
    <style:style style:name="P13" style:family="paragraph">
      <style:paragraph-properties fo:line-height="115.00%" fo:text-align="left" fo:margin-bottom="7.00pt"/>
    </style:style>
    <style:style style:name="P14" style:family="paragraph">
      <style:paragraph-properties fo:line-height="100.00%" fo:text-align="left" fo:margin-left="28.35pt" fo:text-indent="0.00pt"/>
    </style:style>
    <style:style style:name="P15" style:family="paragraph">
      <style:paragraph-properties fo:line-height="100.00%" fo:text-align="left" fo:margin-left="28.35pt" fo:text-indent="0.00pt" fo:margin-bottom="14.15pt"/>
    </style:style>
    <style:style style:name="P16" style:family="paragraph">
      <style:paragraph-properties fo:line-height="100.00%" fo:text-align="left" fo:margin-top="7.00pt" fo:margin-bottom="6.00pt"/>
    </style:style>
    <style:style style:name="P17" style:family="paragraph">
      <style:paragraph-properties fo:line-height="100.00%" fo:text-align="left" fo:margin-top="6.00pt" fo:margin-bottom="6.00pt"/>
    </style:style>
    <text:list-style style:name="L18">
      <text:list-level-style-bullet text:level="1" text:bullet-char="•">
        <style:list-level-properties text:space-before="21.20pt" text:min-label-width="14.15pt"/>
        <style:text-properties fo:font-family="Symbol"/>
      </text:list-level-style-bullet>
    </text:list-style>
    <style:style style:name="P18" style:family="paragraph">
      <style:paragraph-properties fo:line-height="115.00%" fo:text-align="left"/>
    </style:style>
    <style:style style:name="P19" style:family="paragraph">
      <style:paragraph-properties fo:line-height="115.00%" fo:text-align="left" fo:margin-bottom="7.00pt"/>
    </style:style>
    <style:style style:name="P20" style:family="paragraph">
      <style:paragraph-properties fo:line-height="100.00%" fo:text-align="left" fo:margin-top="7.00pt" fo:margin-bottom="6.00pt"/>
    </style:style>
    <style:style style:name="P21" style:family="paragraph">
      <style:paragraph-properties fo:line-height="100.00%" fo:text-align="left" fo:margin-top="6.00pt" fo:margin-bottom="6.00pt"/>
    </style:style>
    <text:list-style style:name="L22">
      <text:list-level-style-bullet text:level="1" text:bullet-char="•">
        <style:list-level-properties text:space-before="21.20pt" text:min-label-width="14.15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bottom="7.00pt"/>
    </style:style>
    <style:style style:name="P24" style:family="paragraph">
      <style:paragraph-properties fo:line-height="100.00%" fo:text-align="left" fo:margin-top="7.00pt" fo:margin-bottom="6.00pt"/>
    </style:style>
    <style:style style:name="P25" style:family="paragraph">
      <style:paragraph-properties fo:line-height="100.00%" fo:text-align="left" fo:margin-top="6.00pt" fo:margin-bottom="6.00pt"/>
    </style:style>
    <text:list-style style:name="L26">
      <text:list-level-style-bullet text:level="1" text:bullet-char="•">
        <style:list-level-properties text:space-before="21.20pt" text:min-label-width="14.15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bottom="7.00pt"/>
    </style:style>
    <style:style style:name="P28" style:family="paragraph">
      <style:paragraph-properties fo:line-height="100.00%" fo:text-align="left" fo:margin-top="7.00pt" fo:margin-bottom="6.00pt"/>
    </style:style>
    <style:style style:name="P29" style:family="paragraph">
      <style:paragraph-properties fo:line-height="100.00%" fo:text-align="left" fo:margin-top="6.00pt" fo:margin-bottom="6.00pt"/>
    </style:style>
    <text:list-style style:name="L30">
      <text:list-level-style-bullet text:level="1" text:bullet-char="•">
        <style:list-level-properties text:space-before="21.20pt" text:min-label-width="14.15pt"/>
        <style:text-properties fo:font-family="Symbol"/>
      </text:list-level-style-bullet>
    </text:list-style>
    <style:style style:name="P30" style:family="paragraph">
      <style:paragraph-properties fo:line-height="115.00%" fo:text-align="left"/>
    </style:style>
    <style:style style:name="P31" style:family="paragraph">
      <style:paragraph-properties fo:line-height="115.00%" fo:text-align="left" fo:margin-bottom="7.00pt"/>
    </style:style>
    <style:style style:name="P32" style:family="paragraph">
      <style:paragraph-properties fo:line-height="100.00%" fo:text-align="left" fo:margin-top="7.00pt" fo:margin-bottom="6.00pt"/>
    </style:style>
    <style:style style:name="P33" style:family="paragraph">
      <style:paragraph-properties fo:line-height="100.00%" fo:text-align="left" fo:margin-top="6.00pt" fo:margin-bottom="6.00pt"/>
    </style:style>
    <style:style style:name="P34" style:family="paragraph">
      <style:paragraph-properties fo:line-height="115.00%" fo:text-align="left" fo:margin-bottom="7.00pt"/>
    </style:style>
    <style:style style:name="P35" style:family="paragraph">
      <style:paragraph-properties fo:line-height="100.00%" fo:text-align="left" fo:margin-left="28.35pt" fo:text-indent="0.00pt"/>
    </style:style>
    <style:style style:name="P36" style:family="paragraph">
      <style:paragraph-properties fo:line-height="100.00%" fo:text-align="left" fo:margin-left="28.35pt" fo:text-indent="0.00pt" fo:margin-bottom="14.15pt"/>
    </style:style>
    <style:style style:name="P37" style:family="paragraph">
      <style:paragraph-properties fo:line-height="100.00%" fo:text-align="left" fo:margin-top="7.00pt" fo:margin-bottom="6.00pt"/>
    </style:style>
    <style:style style:name="P38" style:family="paragraph">
      <style:paragraph-properties fo:line-height="100.00%" fo:text-align="left" fo:margin-top="6.00pt" fo:margin-bottom="6.00pt"/>
    </style:style>
    <text:list-style style:name="L39">
      <text:list-level-style-bullet text:level="1" text:bullet-char="•">
        <style:list-level-properties text:space-before="21.20pt" text:min-label-width="14.15pt"/>
        <style:text-properties fo:font-family="Symbol"/>
      </text:list-level-style-bullet>
    </text:list-style>
    <style:style style:name="P39" style:family="paragraph">
      <style:paragraph-properties fo:line-height="115.00%" fo:text-align="left"/>
    </style:style>
    <style:style style:name="P40" style:family="paragraph">
      <style:paragraph-properties fo:line-height="115.00%" fo:text-align="left" fo:margin-bottom="7.00pt"/>
    </style:style>
    <style:style style:name="P41" style:family="paragraph">
      <style:paragraph-properties fo:line-height="100.00%" fo:text-align="left" fo:margin-top="7.00pt" fo:margin-bottom="6.00pt"/>
    </style:style>
    <style:style style:name="P42" style:family="paragraph">
      <style:paragraph-properties fo:line-height="100.00%" fo:text-align="left" fo:margin-top="6.00pt" fo:margin-bottom="6.00pt"/>
    </style:style>
    <text:list-style style:name="L43">
      <text:list-level-style-bullet text:level="1" text:bullet-char="•">
        <style:list-level-properties text:space-before="21.20pt" text:min-label-width="14.15pt"/>
        <style:text-properties fo:font-family="Symbol"/>
      </text:list-level-style-bullet>
    </text:list-style>
    <style:style style:name="P43" style:family="paragraph">
      <style:paragraph-properties fo:line-height="115.00%" fo:text-align="left"/>
    </style:style>
    <style:style style:name="P44" style:family="paragraph">
      <style:paragraph-properties fo:line-height="115.00%" fo:text-align="left" fo:margin-bottom="7.00pt"/>
    </style:style>
    <style:style style:name="P45" style:family="paragraph">
      <style:paragraph-properties fo:line-height="100.00%" fo:text-align="left" fo:margin-top="7.00pt" fo:margin-bottom="6.00pt"/>
    </style:style>
    <style:style style:name="P46" style:family="paragraph">
      <style:paragraph-properties fo:line-height="100.00%" fo:text-align="left" fo:margin-top="6.00pt" fo:margin-bottom="6.00pt"/>
    </style:style>
    <text:list-style style:name="L47">
      <text:list-level-style-bullet text:level="1" text:bullet-char="•">
        <style:list-level-properties text:space-before="21.20pt" text:min-label-width="14.15pt"/>
        <style:text-properties fo:font-family="Symbol"/>
      </text:list-level-style-bullet>
    </text:list-style>
    <style:style style:name="P47" style:family="paragraph">
      <style:paragraph-properties fo:line-height="115.00%" fo:text-align="left"/>
    </style:style>
    <style:style style:name="P48" style:family="paragraph">
      <style:paragraph-properties fo:line-height="115.00%" fo:text-align="left" fo:margin-bottom="7.00pt"/>
    </style:style>
    <style:style style:name="P49" style:family="paragraph">
      <style:paragraph-properties fo:line-height="100.00%" fo:text-align="left" fo:margin-top="7.00pt" fo:margin-bottom="6.00pt"/>
    </style:style>
    <style:style style:name="P50" style:family="paragraph">
      <style:paragraph-properties fo:line-height="100.00%" fo:text-align="left" fo:margin-top="6.00pt" fo:margin-bottom="6.00pt"/>
    </style:style>
    <text:list-style style:name="L51">
      <text:list-level-style-bullet text:level="1" text:bullet-char="•">
        <style:list-level-properties text:space-before="21.20pt" text:min-label-width="14.15pt"/>
        <style:text-properties fo:font-family="Symbol"/>
      </text:list-level-style-bullet>
    </text:list-style>
    <style:style style:name="P51" style:family="paragraph">
      <style:paragraph-properties fo:line-height="115.00%" fo:text-align="left"/>
    </style:style>
    <style:style style:name="P52" style:family="paragraph">
      <style:paragraph-properties fo:line-height="115.00%" fo:text-align="left" fo:margin-bottom="7.00pt"/>
    </style:style>
    <style:style style:name="P53" style:family="paragraph">
      <style:paragraph-properties fo:line-height="100.00%" fo:text-align="left" fo:margin-top="7.00pt" fo:margin-bottom="6.00pt"/>
    </style:style>
    <style:style style:name="P54" style:family="paragraph">
      <style:paragraph-properties fo:line-height="100.00%" fo:text-align="left" fo:margin-top="6.00pt" fo:margin-bottom="6.00pt"/>
    </style:style>
    <text:list-style style:name="L55">
      <text:list-level-style-bullet text:level="1" text:bullet-char="•">
        <style:list-level-properties text:space-before="21.20pt" text:min-label-width="14.15pt"/>
        <style:text-properties fo:font-family="Symbol"/>
      </text:list-level-style-bullet>
    </text:list-style>
    <style:style style:name="P55" style:family="paragraph">
      <style:paragraph-properties fo:line-height="115.00%" fo:text-align="left"/>
    </style:style>
    <style:style style:name="P56" style:family="paragraph">
      <style:paragraph-properties fo:line-height="115.00%" fo:text-align="left" fo:margin-bottom="7.00pt"/>
    </style:style>
    <style:style style:name="P57" style:family="paragraph">
      <style:paragraph-properties fo:line-height="100.00%" fo:text-align="left" fo:margin-top="7.00pt" fo:margin-bottom="6.00pt"/>
    </style:style>
    <style:style style:name="P58" style:family="paragraph">
      <style:paragraph-properties fo:line-height="100.00%" fo:text-align="left" fo:margin-top="6.00pt" fo:margin-bottom="6.00pt"/>
    </style:style>
    <text:list-style style:name="L59">
      <text:list-level-style-bullet text:level="1" text:bullet-char="•">
        <style:list-level-properties text:space-before="21.20pt" text:min-label-width="14.15pt"/>
        <style:text-properties fo:font-family="Symbol"/>
      </text:list-level-style-bullet>
    </text:list-style>
    <style:style style:name="P59" style:family="paragraph">
      <style:paragraph-properties fo:line-height="115.00%" fo:text-align="left"/>
    </style:style>
    <style:style style:name="P60" style:family="paragraph">
      <style:paragraph-properties fo:line-height="115.00%" fo:text-align="left" fo:margin-bottom="7.00pt"/>
    </style:style>
    <style:style style:name="P6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2"><text:span text:style-name="T2">Naam en Zetel</text:span></text:p>
      <text:p text:style-name="P3"><text:span text:style-name="T3">Artikel 1</text:span></text:p>
      <text:list text:style-name="L4">
        <text:list-item>
          <text:p text:style-name="P4"><text:span text:style-name="T4">De stichting draagt de naam: Stichting Hackerspace Drenthe. </text:span></text:p>
        </text:list-item>
        <text:list-item>
          <text:p text:style-name="P5"><text:span text:style-name="T4">Zij heeft haar zetel in de gemeente …..</text:span></text:p>
        </text:list-item>
      </text:list>
      <text:p text:style-name="P6"><text:span text:style-name="T5">Doel</text:span></text:p>
      <text:p text:style-name="P7"><text:span text:style-name="T6">Artikel 2</text:span></text:p>
      <text:list text:style-name="L8">
        <text:list-item>
          <text:p text:style-name="P8"><text:span text:style-name="T7">De stichting heeft ten doel:</text:span></text:p>
        </text:list-item>
      </text:list>
      <text:p text:style-name="P9"><text:span text:style-name="T7">het creëren en faciliteren van een omgeving voor zowel deelnemers als het algemeen publiek, waar met name technische en creatieve personen een gezamenlijke werkplaats en ontmoetingsplek hebben om uiting te geven aan hun gemeenschappelijke interesses in met name wetenschap, technologie en digitale- en elektronische kunst, en voorts al hetgeen met een en ander rechtstreeks of zijdelings verband houdt of daartoe bevorderlijk kan zijn, alles in de ruimste zin des woords. Centraal daarbij staat het dienen van educatief, sociaal, wetenschappelijk en maatschappelijk nut. </text:span></text:p>
      <text:p text:style-name="P9"><text:span text:style-name="T8"/></text:p>
      <text:list text:style-name="L10">
        <text:list-item>
          <text:p text:style-name="P10"><text:span text:style-name="T9">De stichting tracht haar doel onder meer te verwezenlijken door het vergaren en beheren van de benodigde financiële middelen voor één of meerdere ontmoetingsruimtes en de projecten van de hackerspace.</text:span></text:p>
        </text:list-item>
      </text:list>
      <text:p text:style-name="P11"><text:span text:style-name="T10">Vermogen</text:span></text:p>
      <text:p text:style-name="P12"><text:span text:style-name="T11">Artikel 3</text:span></text:p>
      <text:p text:style-name="P13"><text:span text:style-name="T12">Het tot verwezenlijking van het doel van de stichting bestemde vermogen wordt gevormd door: </text:span></text:p>
      <text:p text:style-name="P14"><text:span text:style-name="T12">a. giften en donaties; </text:span></text:p>
      <text:p text:style-name="P14"><text:span text:style-name="T12">b. subsidies en sponsorbijdragen; </text:span></text:p>
      <text:p text:style-name="P14"><text:span text:style-name="T12">c. hetgeen verkregen wordt door erfstellingen of legaten; </text:span></text:p>
      <text:p text:style-name="P15"><text:span text:style-name="T12">d. hetgeen op andere wijze verkregen wordt.</text:span></text:p>
      <text:p text:style-name="P16"><text:span text:style-name="T13">Bestuur: samenstelling, wijze van benoemen</text:span></text:p>
      <text:p text:style-name="P17"><text:span text:style-name="T14">Artikel 4</text:span></text:p>
      <text:list text:style-name="L18">
        <text:list-item>
          <text:p text:style-name="P18"><text:span text:style-name="T15">Het bestuur van de stichting bestaat uit een door het bestuur vast te stellen aantal van ten minste drie bestuurders. </text:span></text:p>
        </text:list-item>
        <text:list-item>
          <text:p text:style-name="P18"><text:span text:style-name="T15">De bestuurders worden benoemd en geschorst door het bestuur. In vacatures moet zo spoedig mogelijk worden voorzien. Het bestuur kiest uit zijn midden een voorzitter, een secretaris en een penningmeester. De functies van secretaris en penningmeester kunnen door één persoon worden vervuld. </text:span></text:p>
        </text:list-item>
        <text:list-item>
          <text:p text:style-name="P18"><text:span text:style-name="T15">De bestuurders worden benoemd voor onbepaalde tijd. </text:span></text:p>
        </text:list-item>
        <text:list-item>
          <text:p text:style-name="P18"><text:span text:style-name="T15">Ingeval van één of meer vacatures in het bestuur behoudt het bestuur zijn bevoegdheden. </text:span></text:p>
        </text:list-item>
        <text:list-item>
          <text:p text:style-name="P19"><text:span text:style-name="T15">De bestuurders ontvangen geen beloning voor hun werkzaamheden. Zij hebben wel recht op vergoeding van de door hen in de uitoefening van hun functie gemaakte kosten.</text:span></text:p>
        </text:list-item>
      </text:list>
      <text:p text:style-name="P20"><text:span text:style-name="T16">Bestuur: taak en bevoegdheden</text:span></text:p>
      <text:p text:style-name="P21"><text:span text:style-name="T17">Artikel 5</text:span></text:p>
      <text:list text:style-name="L22">
        <text:list-item>
          <text:p text:style-name="P22"><text:span text:style-name="T18">Het bestuur is belast met het besturen van de stichting. </text:span></text:p>
        </text:list-item>
        <text:list-item>
          <text:p text:style-name="P22"><text:span text:style-name="T18">Het bestuur is niet bevoegd te besluiten tot het aangaan van overeenkomsten tot verkrijging, vervreemding en bezwaring van registergoederen, tenzij het besluit wordt genomen met algemene stemmen van alle in functie zijnde bestuurders. </text:span></text:p>
        </text:list-item>
        <text:list-item>
          <text:p text:style-name="P22"><text:span text:style-name="T18">Het bestuur is niet bevoegd te besluiten tot het aangaan van overeenkomsten, waarbij de stichting zich als borg of hoofdelijk medeschuldenaar verbindt, zich voor een derde sterk maakt of zich tot zekerheidstelling voor een schuld van een ander verbindt, tenzij het besluit wordt genomen met algemene stemmen van alle in functie zijnde bestuurders. </text:span></text:p>
        </text:list-item>
        <text:list-item>
          <text:p text:style-name="P23"><text:span text:style-name="T18">Erfstellingen mogen slechts onder het voorrecht van boedelbeschrijving worden aanvaard.</text:span></text:p>
        </text:list-item>
      </text:list>
      <text:p text:style-name="P24"><text:span text:style-name="T19">Bestuur: vergaderingen</text:span></text:p>
      <text:p text:style-name="P25"><text:span text:style-name="T20">Artikel 6</text:span></text:p>
      <text:list text:style-name="L26">
        <text:list-item>
          <text:p text:style-name="P26"><text:span text:style-name="T21">De vergaderingen van het bestuur worden gehouden in Nederland op de plaats als bij de oproeping is bepaald. </text:span></text:p>
        </text:list-item>
        <text:list-item>
          <text:p text:style-name="P26"><text:span text:style-name="T21">Jaarlijks binnen zes maanden na afloop van het boekjaar wordt een vergadering van het bestuur (de jaarvergadering) gehouden, waar in elk geval aan de orde komt de vaststelling van de balans en de staat van baten en lasten. Daarnaast wordt elk jaar nog één vergadering gehouden. </text:span></text:p>
        </text:list-item>
        <text:list-item>
          <text:p text:style-name="P26"><text:span text:style-name="T21">Vergaderingen kunnen ook worden gehouden door middel van audio- of videocommunicatie. </text:span></text:p>
        </text:list-item>
        <text:list-item>
          <text:p text:style-name="P26"><text:span text:style-name="T21">Ook wordt er een vergadering gehouden, wanneer één van de bestuurders daartoe de oproeping doet. </text:span></text:p>
        </text:list-item>
        <text:list-item>
          <text:p text:style-name="P26"><text:span text:style-name="T21">De oproeping tot een vergadering geschiedt ten minste zeven dagen tevoren, de dag van de oproeping en die van de vergadering niet meegerekend, door middel van een oproepingsbrief. </text:span></text:p>
        </text:list-item>
        <text:list-item>
          <text:p text:style-name="P26"><text:span text:style-name="T21">Een oproepingsbrief vermeldt, behalve plaats en tijdstip van de vergadering, de te behandelen onderwerpen. </text:span></text:p>
        </text:list-item>
        <text:list-item>
          <text:p text:style-name="P26"><text:span text:style-name="T21">De vergaderingen worden geleid door de voorzitter. Indien deze afwezig is voorzien de aanwezige bestuurders in de leiding van de vergadering. Tot dat moment wordt de vergadering geleid door de in leeftijd oudste aanwezige bestuurder. </text:span></text:p>
        </text:list-item>
        <text:list-item>
          <text:p text:style-name="P26"><text:span text:style-name="T21">De secretaris notuleert de vergadering. Bij afwezigheid van de secretaris wordt de notulist aangewezen door degene die de vergadering leidt. De notulen worden vastgesteld en getekend door degenen, die in de vergadering als voorzitter en notulist hebben gefungeerd. De notulen worden vervolgens bewaard door de secretaris. </text:span></text:p>
        </text:list-item>
        <text:list-item>
          <text:p text:style-name="P27"><text:span text:style-name="T21">Toegang tot de vergaderingen van het bestuur hebben de in functie zijnde bestuurders en degenen die daartoe door het bestuur zijn uitgenodigd.</text:span></text:p>
        </text:list-item>
      </text:list>
      <text:p text:style-name="P28"><text:span text:style-name="T22">Bestuur: besluitvorming</text:span></text:p>
      <text:p text:style-name="P29"><text:span text:style-name="T23">Artikel 7</text:span></text:p>
      <text:list text:style-name="L30">
        <text:list-item>
          <text:p text:style-name="P30"><text:span text:style-name="T24">Het bestuur kan in een vergadering alleen besluiten nemen indien de meerderheid van de in functie zijnde bestuurders aanwezig of vertegenwoordigd is. Een bestuurder kan zich in een vergadering door een andere bestuurder laten vertegenwoordigen nadat een schriftelijke, ter beoordeling van de voorzitter van de vergadering voldoende, volmacht is afgegeven. Een bestuurder kan daarbij slechts voor één andere bestuurder als gevolmachtigde optreden. </text:span></text:p>
        </text:list-item>
        <text:list-item>
          <text:p text:style-name="P30"><text:span text:style-name="T24">Is in een vergadering niet de meerderheid van de in functie zijnde bestuurders aanwezig of vertegenwoordigd dan wordt een tweede vergadering bijeengeroepen, te houden niet eerder dan twee en niet later dan vier weken na de eerste vergadering. In deze tweede vergadering kan ongeacht het aantal aanwezige of vertegenwoordigde bestuurders worden besloten omtrent de onderwerpen welke op de eerste vergadering op de agenda waren geplaatst. Bij de oproeping tot de tweede vergadering moet worden vermeld dat en waarom een besluit kan worden genomen ongeacht het aantal aanwezige of vertegenwoordigde bestuurders. </text:span></text:p>
        </text:list-item>
        <text:list-item>
          <text:p text:style-name="P30"><text:span text:style-name="T24">Zolang in een vergadering alle in functie zijnde bestuurders aanwezig zijn, kunnen geldige besluiten worden genomen over alle aan de orde komende onderwerpen, mits met algemene stemmen, ook al zijn de door de statuten gegeven voorschriften voor het oproepen en houden van vergaderingen niet in acht genomen. </text:span></text:p>
        </text:list-item>
        <text:list-item>
          <text:p text:style-name="P30"><text:span text:style-name="T24">Het bestuur kan met algemene stemmen ook buiten vergadering besluiten nemen. Van een aldus genomen besluit wordt door de secretaris een relaas opgemaakt, dat na mede-ondertekening door de voorzitter als notulen wordt bewaard. </text:span></text:p>
        </text:list-item>
        <text:list-item>
          <text:p text:style-name="P30"><text:span text:style-name="T24">Iedere bestuurder heeft het recht tot het uitbrengen van één stem. Voor zover deze statuten geen grotere meerderheid voorschrijven worden bestuursbesluiten genomen met volstrekte meerderheid van de geldig uitgebrachte stemmen. Bij staking van stemmen wordt het voorstel geacht te zijn verworpen. </text:span></text:p>
        </text:list-item>
        <text:list-item>
          <text:p text:style-name="P30"><text:span text:style-name="T24">Alle stemmingen in een vergadering geschieden mondeling, tenzij één of meer bestuurders vóór de stemming een schriftelijke stemming verlangen. Schriftelijke stemming geschiedt bij ongetekende, gesloten briefjes. </text:span></text:p>
        </text:list-item>
        <text:list-item>
          <text:p text:style-name="P30"><text:span text:style-name="T24">Blanco stemmen worden beschouwd als niet te zijn uitgebracht. </text:span></text:p>
        </text:list-item>
        <text:list-item>
          <text:p text:style-name="P31"><text:span text:style-name="T24">In alle geschillen omtrent stemmingen beslist de voorzitter van de vergadering.</text:span></text:p>
        </text:list-item>
      </text:list>
      <text:p text:style-name="P32"><text:span text:style-name="T25">Bestuur: defungeren</text:span></text:p>
      <text:p text:style-name="P33"><text:span text:style-name="T26">Artikel 8</text:span></text:p>
      <text:p text:style-name="P34"><text:span text:style-name="T27">Een bestuurder defungeert: </text:span></text:p>
      <text:p text:style-name="P35"><text:span text:style-name="T27">a. door zijn overlijden of indien de bestuurder een rechtspersoon is, door haar ontbinding of indien zij ophoudt te bestaan; </text:span></text:p>
      <text:p text:style-name="P35"><text:span text:style-name="T27">b. door het verlies van het vrije beheer over zijn vermogen; </text:span></text:p>
      <text:p text:style-name="P35"><text:span text:style-name="T27">c. door zijn aftreden; </text:span></text:p>
      <text:p text:style-name="P35"><text:span text:style-name="T27">d. door ontslag door de gezamenlijke overige bestuurders; </text:span></text:p>
      <text:p text:style-name="P36"><text:span text:style-name="T27">e. door ontslag op grond van artikel 2:298 Burgerlijk Wetboek.</text:span></text:p>
      <text:p text:style-name="P37"><text:span text:style-name="T28">Vertegenwoordiging</text:span></text:p>
      <text:p text:style-name="P38"><text:span text:style-name="T29">Artikel 9</text:span></text:p>
      <text:list text:style-name="L39">
        <text:list-item>
          <text:p text:style-name="P39"><text:span text:style-name="T30">Het bestuur vertegenwoordigt de stichting. </text:span></text:p>
        </text:list-item>
        <text:list-item>
          <text:p text:style-name="P39"><text:span text:style-name="T30">De vertegenwoordigingsbevoegdheid komt mede toe aan twee gezamenlijk handelende bestuurders. </text:span></text:p>
        </text:list-item>
        <text:list-item>
          <text:p text:style-name="P40"><text:span text:style-name="T30">Het bestuur kan volmacht verlenen aan één of meer bestuurders, alsook aan derden, om de stichting binnen de grenzen van die volmacht te vertegenwoordigen.</text:span></text:p>
        </text:list-item>
      </text:list>
      <text:p text:style-name="P41"><text:span text:style-name="T31">Boekjaar en jaarstukken</text:span></text:p>
      <text:p text:style-name="P42"><text:span text:style-name="T32">Artikel 10</text:span></text:p>
      <text:list text:style-name="L43">
        <text:list-item>
          <text:p text:style-name="P43"><text:span text:style-name="T33">Het boekjaar van de stichting is gelijk aan het kalenderjaar. </text:span></text:p>
        </text:list-item>
        <text:list-item>
          <text:p text:style-name="P43"><text:span text:style-name="T33">Het bestuur is verplicht van de vermogenstoestand van de stichting en van alles betreffende de werkzaamheden van de stichting, naar de eisen die voortvloeien uit deze werkzaamheden, op zodanige wijze een administratie te voeren en de daartoe behorende boeken, bescheiden en andere gegevensdragers op zodanige wijze te bewaren, dat daaruit te allen tijde de rechten en verplichtingen van de stichting kunnen worden gekend. </text:span></text:p>
        </text:list-item>
        <text:list-item>
          <text:p text:style-name="P43"><text:span text:style-name="T33">Het bestuur is verplicht jaarlijks binnen zes maanden na afloop van het boekjaar de balans en de staat van baten en lasten van de stichting te maken, op papier te stellen en vast te stellen. Het bestuur is bevoegd deze termijn eenmalig te verlengen met een periode van vier maanden. </text:span></text:p>
        </text:list-item>
        <text:list-item>
          <text:p text:style-name="P43"><text:span text:style-name="T33">Het bestuur is verplicht de in de voorgaande leden bedoelde boeken, bescheiden en andere gegevensdragers gedurende zeven jaren te bewaren. </text:span></text:p>
        </text:list-item>
        <text:list-item>
          <text:p text:style-name="P44"><text:span text:style-name="T33">De op een gegevensdrager aangebrachte gegevens, uitgezonderd de op papier gestelde balans en staat van baten en lasten, kunnen op een andere gegevensdrager worden overgebracht en bewaard, mits de overbrenging geschiedt met juiste en volledige weergave der gegevens en deze gegevens gedurende de volledige bewaartijd beschikbaar zijn en binnen redelijke tijd leesbaar kunnen worden gemaakt.</text:span></text:p>
        </text:list-item>
      </text:list>
      <text:p text:style-name="P45"><text:span text:style-name="T34">Reglement</text:span></text:p>
      <text:p text:style-name="P46"><text:span text:style-name="T35">Artikel 11</text:span></text:p>
      <text:list text:style-name="L47">
        <text:list-item>
          <text:p text:style-name="P47"><text:span text:style-name="T36">Het bestuur is bevoegd een reglement vast te stellen, waarin die onderwerpen worden geregeld, die naar het oordeel van het bestuur (nadere) regeling behoeven. </text:span></text:p>
        </text:list-item>
        <text:list-item>
          <text:p text:style-name="P47"><text:span text:style-name="T36">Het reglement mag niet met de wet of deze statuten in strijd zijn. </text:span></text:p>
        </text:list-item>
        <text:list-item>
          <text:p text:style-name="P47"><text:span text:style-name="T36">Het bestuur is bevoegd het reglement te wijzigen of te beëindigen. </text:span></text:p>
        </text:list-item>
        <text:list-item>
          <text:p text:style-name="P48"><text:span text:style-name="T36">Op de vaststelling, wijziging en beëindiging van het reglement is het bepaalde in artikel 12 lid 1 van toepassing.</text:span></text:p>
        </text:list-item>
      </text:list>
      <text:p text:style-name="P49"><text:span text:style-name="T37">Statutenwijziging</text:span></text:p>
      <text:p text:style-name="P50"><text:span text:style-name="T38">Artikel 12</text:span></text:p>
      <text:list text:style-name="L51">
        <text:list-item>
          <text:p text:style-name="P51"><text:span text:style-name="T39">Het bestuur is bevoegd deze statuten te wijzigen. Een besluit tot statutenwijziging moet met algemene stemmen worden genomen in een vergadering waarin alle bestuurders aanwezig of vertegenwoordigd zijn. </text:span></text:p>
        </text:list-item>
        <text:list-item>
          <text:p text:style-name="P51"><text:span text:style-name="T39">De wijziging moet op straffe van nietigheid bij notariële akte tot stand komen. Iedere bestuurder afzonderlijk is bevoegd de desbetreffende akte te doen verlijden. </text:span></text:p>
        </text:list-item>
        <text:list-item>
          <text:p text:style-name="P52"><text:span text:style-name="T39">De bestuurders zijn verplicht een authentiek afschrift van de wijziging en de gewijzigde statuten neer te leggen ten kantore van het handelsregister.</text:span></text:p>
        </text:list-item>
      </text:list>
      <text:p text:style-name="P53"><text:span text:style-name="T40">Ontbinding en vereffening</text:span></text:p>
      <text:p text:style-name="P54"><text:span text:style-name="T41">Artikel 13</text:span></text:p>
      <text:list text:style-name="L55">
        <text:list-item>
          <text:p text:style-name="P55"><text:span text:style-name="T42">Het bestuur is bevoegd de stichting te ontbinden. </text:span></text:p>
        </text:list-item>
        <text:list-item>
          <text:p text:style-name="P55"><text:span text:style-name="T42">Op het besluit van het bestuur tot ontbinding is het bepaalde in artikel 12 lid 1 van overeenkomstige toepassing. </text:span></text:p>
        </text:list-item>
        <text:list-item>
          <text:p text:style-name="P55"><text:span text:style-name="T42">Indien het bestuur besluit tot ontbinding wordt tevens de bestemming van het liquidatiesaldo vastgesteld. In andere gevallen van ontbinding wordt de bestemming van het liquidatiesaldo door de vereffenaars vastgesteld. Het liquidatiesaldo dient te worden besteed ten behoeve van een algemeen nut beogende instelling (ANBI) met een soortgelijke doelstelling of ten behoeve van een buitenlandse instelling die uitsluitend of nagenoeg uitsluitend het algemeen nut beoogt en die een soortgelijke doelstelling heeft. </text:span></text:p>
        </text:list-item>
        <text:list-item>
          <text:p text:style-name="P55"><text:span text:style-name="T42">Na ontbinding geschiedt de vereffening door de bestuurders, tenzij bij het besluit tot ontbinding anderen tot vereffenaars zijn aangewezen. </text:span></text:p>
        </text:list-item>
        <text:list-item>
          <text:p text:style-name="P55"><text:span text:style-name="T42">Na afloop van de vereffening blijven de boeken en bescheiden van de ontbonden stichting gedurende de bij de wet voorgeschreven termijn onder berusting van de door de vereffenaars aangewezen persoon. </text:span></text:p>
        </text:list-item>
        <text:list-item>
          <text:p text:style-name="P56"><text:span text:style-name="T42">Op de vereffening zijn overigens de bepalingen van Titel 1, boek 2 van het Burgerlijk Wetboek van toepassing</text:span></text:p>
        </text:list-item>
      </text:list>
      <text:p text:style-name="P57"><text:span text:style-name="T43">Slotbepalingen</text:span></text:p>
      <text:p text:style-name="P58"><text:span text:style-name="T44">Artikel 14</text:span></text:p>
      <text:list text:style-name="L59">
        <text:list-item>
          <text:p text:style-name="P59"><text:span text:style-name="T45">In alle gevallen, waarin zowel de wet als deze statuten niet voorzien, beslist het bestuur. </text:span></text:p>
        </text:list-item>
        <text:list-item>
          <text:p text:style-name="P59"><text:span text:style-name="T45">Onder schriftelijk wordt in deze statuten verstaan elk via de gangbare communicatiekanalen overgebracht bericht, waar onder via elektronische weg. </text:span></text:p>
        </text:list-item>
        <text:list-item>
          <text:p text:style-name="P60"><text:span text:style-name="T45">Het eerste boekjaar van de stichting eindigt op eenendertig december tweeduizend achttien.</text:span></text:p>
        </text:list-item>
      </text:list>
      <text:p text:style-name="P61"><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